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0.3252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_artic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an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famille</text:p>
          </table:table-cell>
          <table:table-cell table:style-name="ce2" office:value-type="string" calcext:value-type="string">
            <text:p>refFour</text:p>
          </table:table-cell>
          <table:table-cell table:style-name="ce2" office:value-type="string" calcext:value-type="string">
            <text:p>ean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conditionnement</text:p>
          </table:table-cell>
          <table:table-cell table:style-name="ce3" office:value-type="string" calcext:value-type="string">
            <text:p>prixAchat</text:p>
          </table:table-cell>
          <table:table-cell table:style-name="ce4" office:value-type="string" calcext:value-type="string">
            <text:p>tva</text:p>
          </table:table-cell>
          <table:table-cell table:style-name="ce5" office:value-type="string" calcext:value-type="string">
            <text:p>contenance</text:p>
          </table:table-cell>
          <table:table-cell table:style-name="ce6" office:value-type="string" calcext:value-type="string">
            <text:p>uniteContenance</text:p>
          </table:table-cell>
          <table:table-cell table:style-name="ce6" office:value-type="string" calcext:value-type="string">
            <text:p>departement</text:p>
          </table:table-cell>
          <table:table-cell table:style-name="ce6" office:value-type="string" calcext:value-type="string">
            <text:p>fournisseur</text:p>
          </table:table-cell>
          <table:table-cell office:value-type="string" calcext:value-type="string">
            <text:p>uniteVente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/>
          <table:table-cell table:formula="of:=[$'2021-03-20-ajourCosme'.A5]" office:value-type="float" office:value="320" calcext:value-type="float">
            <text:p>320</text:p>
          </table:table-cell>
          <table:table-cell table:formula="of:=[$'2021-03-20-ajourCosme'.H5]" office:value-type="float" office:value="3519530002875" calcext:value-type="float">
            <text:p>3519530002875</text:p>
          </table:table-cell>
          <table:table-cell table:formula="of:=[$'2021-03-20-ajourCosme'.B5]" office:value-type="string" office:string-value="1/2 JAMBONNEAU" calcext:value-type="string">
            <text:p>1/2 JAMBONNEAU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5]" office:value-type="string" office:string-value="10.70" calcext:value-type="string">
            <text:p>10.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5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$'2021-03-20-ajourCosme'.A6]" office:value-type="float" office:value="285" calcext:value-type="float">
            <text:p>285</text:p>
          </table:table-cell>
          <table:table-cell table:formula="of:=[$'2021-03-20-ajourCosme'.H6]" office:value-type="float" office:value="3519530001144" calcext:value-type="float">
            <text:p>3519530001144</text:p>
          </table:table-cell>
          <table:table-cell table:formula="of:=[$'2021-03-20-ajourCosme'.B6]" office:value-type="string" office:string-value="SAUCISSE DE FRANCFORT (S/AT)" calcext:value-type="string">
            <text:p>SAUCISSE DE FRANCFORT (S/AT)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6]" office:value-type="string" office:string-value="9.6" calcext:value-type="string">
            <text:p>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6]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$'2021-03-20-ajourCosme'.A7]" office:value-type="float" office:value="144" calcext:value-type="float">
            <text:p>144</text:p>
          </table:table-cell>
          <table:table-cell table:formula="of:=[$'2021-03-20-ajourCosme'.H7]" office:value-type="float" office:value="3519530002707" calcext:value-type="float">
            <text:p>3519530002707</text:p>
          </table:table-cell>
          <table:table-cell table:formula="of:=[$'2021-03-20-ajourCosme'.B7]" office:value-type="string" office:string-value="CREPINETTE DE PORC X2" calcext:value-type="string">
            <text:p>CREPINETTE DE PORC X2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7]" office:value-type="string" office:string-value="8.05" calcext:value-type="string">
            <text:p>8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7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8]" office:value-type="float" office:value="145" calcext:value-type="float">
            <text:p>145</text:p>
          </table:table-cell>
          <table:table-cell table:formula="of:=[$'2021-03-20-ajourCosme'.H8]" office:value-type="float" office:value="3519530002714" calcext:value-type="float">
            <text:p>3519530002714</text:p>
          </table:table-cell>
          <table:table-cell table:formula="of:=[$'2021-03-20-ajourCosme'.B8]" office:value-type="string" office:string-value="CREPINETTE DE PORC X4" calcext:value-type="string">
            <text:p>CREPINETTE DE PORC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8]" office:value-type="string" office:string-value="7.80" calcext:value-type="string">
            <text:p>7.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8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9]" office:value-type="float" office:value="1134" calcext:value-type="float">
            <text:p>1134</text:p>
          </table:table-cell>
          <table:table-cell table:formula="of:=[$'2021-03-20-ajourCosme'.H9]" office:value-type="float" office:value="3519530011884" calcext:value-type="float">
            <text:p>3519530011884</text:p>
          </table:table-cell>
          <table:table-cell table:formula="of:=[$'2021-03-20-ajourCosme'.B9]" office:value-type="string" office:string-value="EMINCE DE PORC THAI" calcext:value-type="string">
            <text:p>EMINCE DE PORC THAI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9]" office:value-type="string" office:string-value="7.55" calcext:value-type="string">
            <text:p>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9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10]" office:value-type="float" office:value="1062" calcext:value-type="float">
            <text:p>1062</text:p>
          </table:table-cell>
          <table:table-cell table:formula="of:=[$'2021-03-20-ajourCosme'.H10]" office:value-type="float" office:value="3519530011235" calcext:value-type="float">
            <text:p>3519530011235</text:p>
          </table:table-cell>
          <table:table-cell table:formula="of:=[$'2021-03-20-ajourCosme'.B10]" office:value-type="string" office:string-value="EMINCE PORC AUX CHAMPIGNONS S/ATM (LS)" calcext:value-type="string">
            <text:p>EMINCE PORC AUX CHAMPIGNONS S/ATM (LS)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0]" office:value-type="string" office:string-value="7.55" calcext:value-type="string">
            <text:p>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0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11]" office:value-type="float" office:value="910" calcext:value-type="float">
            <text:p>910</text:p>
          </table:table-cell>
          <table:table-cell table:formula="of:=[$'2021-03-20-ajourCosme'.H11]" office:value-type="float" office:value="3519530009720" calcext:value-type="float">
            <text:p>3519530009720</text:p>
          </table:table-cell>
          <table:table-cell table:formula="of:=[$'2021-03-20-ajourCosme'.B11]" office:value-type="string" office:string-value="PAUPIETTE DE PORC AU PRUNEAU X2" calcext:value-type="string">
            <text:p>PAUPIETTE DE PORC AU PRUNEAU X2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1]" office:value-type="string" office:string-value="9.70" calcext:value-type="string">
            <text:p>9.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1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12]" office:value-type="float" office:value="911" calcext:value-type="float">
            <text:p>911</text:p>
          </table:table-cell>
          <table:table-cell table:formula="of:=[$'2021-03-20-ajourCosme'.H12]" office:value-type="float" office:value="3519530009737" calcext:value-type="float">
            <text:p>3519530009737</text:p>
          </table:table-cell>
          <table:table-cell table:formula="of:=[$'2021-03-20-ajourCosme'.B12]" office:value-type="string" office:string-value="PAUPIETTE DE PORC AU PRUNEAU X4" calcext:value-type="string">
            <text:p>PAUPIETTE DE PORC AU PRUNEAU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2]" office:value-type="string" office:string-value="9.25" calcext:value-type="string">
            <text:p>9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2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13]" office:value-type="float" office:value="1151" calcext:value-type="float">
            <text:p>1151</text:p>
          </table:table-cell>
          <table:table-cell table:formula="of:=[$'2021-03-20-ajourCosme'.H13]" office:value-type="float" office:value="3519530012065" calcext:value-type="float">
            <text:p>3519530012065</text:p>
          </table:table-cell>
          <table:table-cell table:formula="of:=[$'2021-03-20-ajourCosme'.B13]" office:value-type="string" office:string-value="CHIPOLATA A L INDIENNE X6" calcext:value-type="string">
            <text:p>CHIPOLATA A L INDIENNE X6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3]" office:value-type="string" office:string-value="8.00" calcext:value-type="string">
            <text:p>8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3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14]" office:value-type="float" office:value="995" calcext:value-type="float">
            <text:p>995</text:p>
          </table:table-cell>
          <table:table-cell table:formula="of:=[$'2021-03-20-ajourCosme'.H14]" office:value-type="float" office:value="3519530010597" calcext:value-type="float">
            <text:p>3519530010597</text:p>
          </table:table-cell>
          <table:table-cell table:formula="of:=[$'2021-03-20-ajourCosme'.B14]" office:value-type="string" office:string-value="CHIPOLATA AU PIMENT D'ESPELETTE X6" calcext:value-type="string">
            <text:p>CHIPOLATA AU PIMENT D'ESPELETTE X6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4]" office:value-type="string" office:string-value="8.00" calcext:value-type="string">
            <text:p>8.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4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15]" office:value-type="float" office:value="996" calcext:value-type="float">
            <text:p>996</text:p>
          </table:table-cell>
          <table:table-cell table:formula="of:=[$'2021-03-20-ajourCosme'.H15]" office:value-type="float" office:value="3519530010603" calcext:value-type="float">
            <text:p>3519530010603</text:p>
          </table:table-cell>
          <table:table-cell table:formula="of:=[$'2021-03-20-ajourCosme'.B15]" office:value-type="string" office:string-value="CHIPOLATA AU PIMENT D'ESPELETTE X12" calcext:value-type="string">
            <text:p>CHIPOLATA AU PIMENT D'ESPELETTE X12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E15]" office:value-type="string" office:string-value="7.20" calcext:value-type="string">
            <text:p>7.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I15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18]" office:value-type="float" office:value="424" calcext:value-type="float">
            <text:p>424</text:p>
          </table:table-cell>
          <table:table-cell table:formula="of:=[$'2021-03-20-ajourCosme'.I18]" office:value-type="float" office:value="3519530002622" calcext:value-type="float">
            <text:p>3519530002622</text:p>
          </table:table-cell>
          <table:table-cell table:formula="of:=[$'2021-03-20-ajourCosme'.B18]" office:value-type="string" office:string-value="COTE MEXICAINE X5" calcext:value-type="string">
            <text:p>COTE MEXICAINE X5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18]" office:value-type="string" office:string-value="6.7" calcext:value-type="string">
            <text:p>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18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19]" office:value-type="float" office:value="422" calcext:value-type="float">
            <text:p>422</text:p>
          </table:table-cell>
          <table:table-cell table:formula="of:=[$'2021-03-20-ajourCosme'.I19]" office:value-type="float" office:value="3519530002615" calcext:value-type="float">
            <text:p>3519530002615</text:p>
          </table:table-cell>
          <table:table-cell table:formula="of:=[$'2021-03-20-ajourCosme'.B19]" office:value-type="string" office:string-value="COTE MEXICAINE X2" calcext:value-type="string">
            <text:p>COTE MEXICAINE X2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19]" office:value-type="string" office:string-value="7.3" calcext:value-type="string">
            <text:p>7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19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0]" office:value-type="float" office:value="421" calcext:value-type="float">
            <text:p>421</text:p>
          </table:table-cell>
          <table:table-cell table:formula="of:=[$'2021-03-20-ajourCosme'.I20]" office:value-type="float" office:value="3519530002639" calcext:value-type="float">
            <text:p>3519530002639</text:p>
          </table:table-cell>
          <table:table-cell table:formula="of:=[$'2021-03-20-ajourCosme'.B20]" office:value-type="string" office:string-value="COTE PAYSANNE SARTHOISE X2" calcext:value-type="string">
            <text:p>COTE PAYSANNE SARTHOISE X2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0]" office:value-type="string" office:string-value="7.3" calcext:value-type="string">
            <text:p>7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0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1]" office:value-type="float" office:value="470" calcext:value-type="float">
            <text:p>470</text:p>
          </table:table-cell>
          <table:table-cell table:formula="of:=[$'2021-03-20-ajourCosme'.I21]" office:value-type="float" office:value="3519530005098" calcext:value-type="float">
            <text:p>3519530005098</text:p>
          </table:table-cell>
          <table:table-cell table:formula="of:=[$'2021-03-20-ajourCosme'.B21]" office:value-type="string" office:string-value="SAUCISSETTE A GRILLER X4" calcext:value-type="string">
            <text:p>SAUCISSETTE A GRILLER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1]" office:value-type="string" office:string-value="5.60" calcext:value-type="string">
            <text:p>5.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1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2]" office:value-type="float" office:value="544" calcext:value-type="float">
            <text:p>544</text:p>
          </table:table-cell>
          <table:table-cell table:formula="of:=[$'2021-03-20-ajourCosme'.I22]" office:value-type="float" office:value="3519530005487" calcext:value-type="float">
            <text:p>3519530005487</text:p>
          </table:table-cell>
          <table:table-cell table:formula="of:=[$'2021-03-20-ajourCosme'.B22]" office:value-type="string" office:string-value="BROCHETTE AGNEAU TRADITIONNELLE X4" calcext:value-type="string">
            <text:p>BROCHETTE AGNEAU TRADITIONNELL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2]" office:value-type="string" office:string-value="14.7" calcext:value-type="string">
            <text:p>14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2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$'2021-03-20-ajourCosme'.A23]" office:value-type="float" office:value="528" calcext:value-type="float">
            <text:p>528</text:p>
          </table:table-cell>
          <table:table-cell table:formula="of:=[$'2021-03-20-ajourCosme'.I23]" office:value-type="float" office:value="3519530005333" calcext:value-type="float">
            <text:p>3519530005333</text:p>
          </table:table-cell>
          <table:table-cell table:formula="of:=[$'2021-03-20-ajourCosme'.B23]" office:value-type="string" office:string-value="BROCHETTE BOEUF TRADITIONNELLE X4" calcext:value-type="string">
            <text:p>BROCHETTE BOEUF TRADITIONNELL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3]" office:value-type="string" office:string-value="13.90" calcext:value-type="string">
            <text:p>13.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3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$'2021-03-20-ajourCosme'.A24]" office:value-type="float" office:value="799" calcext:value-type="float">
            <text:p>799</text:p>
          </table:table-cell>
          <table:table-cell table:formula="of:=[$'2021-03-20-ajourCosme'.I24]" office:value-type="float" office:value="3519530008525" calcext:value-type="float">
            <text:p>3519530008525</text:p>
          </table:table-cell>
          <table:table-cell table:formula="of:=[$'2021-03-20-ajourCosme'.B24]" office:value-type="string" office:string-value="BROCHETTE VOLAILLE ROMARIN CITRON X4 S/ATM" calcext:value-type="string">
            <text:p>BROCHETTE VOLAILLE ROMARIN CITRON X4 S/ATM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4]" office:value-type="string" office:string-value="12.30" calcext:value-type="string">
            <text:p>12.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4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$'2021-03-20-ajourCosme'.A25]" office:value-type="float" office:value="464" calcext:value-type="float">
            <text:p>464</text:p>
          </table:table-cell>
          <table:table-cell table:formula="of:=[$'2021-03-20-ajourCosme'.I25]" office:value-type="float" office:value="3519530004947" calcext:value-type="float">
            <text:p>3519530004947</text:p>
          </table:table-cell>
          <table:table-cell table:formula="of:=[$'2021-03-20-ajourCosme'.B25]" office:value-type="string" office:string-value="BROCHÉTTES DE PORC MEXICAINE X4" calcext:value-type="string">
            <text:p>BROCHÉTTES DE PORC MEXICAIN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5]" office:value-type="string" office:string-value="8.15" calcext:value-type="string">
            <text:p>8.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5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6]" office:value-type="float" office:value="463" calcext:value-type="float">
            <text:p>463</text:p>
          </table:table-cell>
          <table:table-cell table:formula="of:=[$'2021-03-20-ajourCosme'.I26]" office:value-type="float" office:value="3519530004954" calcext:value-type="float">
            <text:p>3519530004954</text:p>
          </table:table-cell>
          <table:table-cell table:formula="of:=[$'2021-03-20-ajourCosme'.B26]" office:value-type="string" office:string-value="BROCHETTES DE PORC PAYSANNE X4" calcext:value-type="string">
            <text:p>BROCHETTES DE PORC PAYSANN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6]" office:value-type="string" office:string-value="8.15" calcext:value-type="string">
            <text:p>8.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6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7]" office:value-type="float" office:value="462" calcext:value-type="float">
            <text:p>462</text:p>
          </table:table-cell>
          <table:table-cell table:formula="of:=[$'2021-03-20-ajourCosme'.I27]" office:value-type="float" office:value="3519530004930" calcext:value-type="float">
            <text:p>3519530004930</text:p>
          </table:table-cell>
          <table:table-cell table:formula="of:=[$'2021-03-20-ajourCosme'.B27]" office:value-type="string" office:string-value="BROCHETTES DE PORC NATURE X4" calcext:value-type="string">
            <text:p>BROCHETTES DE PORC NATUR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7]" office:value-type="string" office:string-value="7.80" calcext:value-type="string">
            <text:p>7.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7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8]" office:value-type="float" office:value="419" calcext:value-type="float">
            <text:p>419</text:p>
          </table:table-cell>
          <table:table-cell table:formula="of:=[$'2021-03-20-ajourCosme'.I28]" office:value-type="float" office:value="3519530004978" calcext:value-type="float">
            <text:p>3519530004978</text:p>
          </table:table-cell>
          <table:table-cell table:formula="of:=[$'2021-03-20-ajourCosme'.B28]" office:value-type="string" office:string-value="DUO BROCHETTES MEXICAINES 4+4N" calcext:value-type="string">
            <text:p>DUO BROCHETTES MEXICAINES 4+4N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8]" office:value-type="string" office:string-value="7.80" calcext:value-type="string">
            <text:p>7.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8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$'2021-03-20-ajourCosme'.A29]" office:value-type="float" office:value="1134" calcext:value-type="float">
            <text:p>1134</text:p>
          </table:table-cell>
          <table:table-cell table:formula="of:=[$'2021-03-20-ajourCosme'.I29]" office:value-type="float" office:value="3519530011884" calcext:value-type="float">
            <text:p>3519530011884</text:p>
          </table:table-cell>
          <table:table-cell table:formula="of:=[$'2021-03-20-ajourCosme'.B29]" office:value-type="string" office:string-value="EMINCE DE PORC THAI S/ATM (LS)" calcext:value-type="string">
            <text:p>EMINCE DE PORC THAI S/ATM (LS)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29]" office:value-type="string" office:string-value="7.55" calcext:value-type="string">
            <text:p>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29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30]" office:value-type="float" office:value="1062" calcext:value-type="float">
            <text:p>1062</text:p>
          </table:table-cell>
          <table:table-cell table:formula="of:=[$'2021-03-20-ajourCosme'.I30]" office:value-type="float" office:value="3519530011235" calcext:value-type="float">
            <text:p>3519530011235</text:p>
          </table:table-cell>
          <table:table-cell table:formula="of:=[$'2021-03-20-ajourCosme'.B30]" office:value-type="string" office:string-value="EMINCE PORC AUX CHAMPIGNONS S/ATM (LS)" calcext:value-type="string">
            <text:p>EMINCE PORC AUX CHAMPIGNONS S/ATM (LS)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30]" office:value-type="string" office:string-value="7.55" calcext:value-type="string">
            <text:p>7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30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31]" office:value-type="float" office:value="1070" calcext:value-type="float">
            <text:p>1070</text:p>
          </table:table-cell>
          <table:table-cell table:formula="of:=[$'2021-03-20-ajourCosme'.I31]" office:value-type="float" office:value="3519530011341" calcext:value-type="float">
            <text:p>3519530011341</text:p>
          </table:table-cell>
          <table:table-cell table:formula="of:=[$'2021-03-20-ajourCosme'.B31]" office:value-type="string" office:string-value="EMINCE DE BOEUF A L'ECHALOTE (LS)" calcext:value-type="string">
            <text:p>EMINCE DE BOEUF A L'ECHALOTE (LS)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31]" office:value-type="string" office:string-value="13.50" calcext:value-type="string">
            <text:p>13.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31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'2021-03-20-ajourCosme'.A32]" office:value-type="float" office:value="1152" calcext:value-type="float">
            <text:p>1152</text:p>
          </table:table-cell>
          <table:table-cell table:formula="of:=[$'2021-03-20-ajourCosme'.I32]" office:value-type="float" office:value="3519530012072" calcext:value-type="float">
            <text:p>3519530012072</text:p>
          </table:table-cell>
          <table:table-cell table:formula="of:=[$'2021-03-20-ajourCosme'.B32]" office:value-type="string" office:string-value="CHIPOLATA A L'INDIENNE X4" calcext:value-type="string">
            <text:p>CHIPOLATA A L'INDIENNE X4</text:p>
          </table:table-cell>
          <table:table-cell table:formula="of:=1" office:value-type="float" office:value="1" calcext:value-type="float">
            <text:p>1</text:p>
          </table:table-cell>
          <table:table-cell table:formula="of:=[$'2021-03-20-ajourCosme'.F32]" office:value-type="string" office:string-value="8.25" calcext:value-type="string">
            <text:p>8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g</text:p>
          </table:table-cell>
          <table:table-cell table:formula="of:=[$'2021-03-20-ajourCosme'.J32]" office:value-type="float" office:value="6" calcext:value-type="float">
            <text:p>6</text:p>
          </table:table-cell>
        </table:table-row>
      </table:table>
      <table:table table:name="2021-03-20-ajourCosm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de Article</text:p>
          </table:table-cell>
          <table:table-cell office:value-type="string" calcext:value-type="string">
            <text:p>Article Lib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EAN Prix</text:p>
          </table:table-cell>
          <table:table-cell office:value-type="string" calcext:value-type="string">
            <text:p>Prix Brut</text:p>
          </table:table-cell>
          <table:table-cell office:value-type="string" calcext:value-type="string">
            <text:p>PVC1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DLC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/2 JAMBONNEAU</text:p>
          </table:table-cell>
          <table:table-cell office:value-type="string" calcext:value-type="string">
            <text:p>KG</text:p>
          </table:table-cell>
          <table:table-cell office:value-type="float" office:value="2204308" calcext:value-type="float">
            <text:p>2204308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17.12</text:p>
          </table:table-cell>
          <table:table-cell office:value-type="float" office:value="3519530002875" calcext:value-type="float">
            <text:p>351953000287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AUCISSE DE FRANCFORT (S/AT)</text:p>
          </table:table-cell>
          <table:table-cell office:value-type="string" calcext:value-type="string">
            <text:p>KG</text:p>
          </table:table-cell>
          <table:table-cell office:value-type="float" office:value="2253163" calcext:value-type="float">
            <text:p>225316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15.36</text:p>
          </table:table-cell>
          <table:table-cell office:value-type="float" office:value="3519530001144" calcext:value-type="float">
            <text:p>351953000114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REPINETTE DE PORC X2</text:p>
          </table:table-cell>
          <table:table-cell office:value-type="string" calcext:value-type="string">
            <text:p>KG</text:p>
          </table:table-cell>
          <table:table-cell office:value-type="float" office:value="2204322" calcext:value-type="float">
            <text:p>220432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2.88</text:p>
          </table:table-cell>
          <table:table-cell office:value-type="float" office:value="3519530002707" calcext:value-type="float">
            <text:p>35195300027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REPINETTE DE PORC X4</text:p>
          </table:table-cell>
          <table:table-cell office:value-type="string" calcext:value-type="string">
            <text:p>KG</text:p>
          </table:table-cell>
          <table:table-cell office:value-type="float" office:value="12283930" calcext:value-type="float">
            <text:p>12283930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2.48</text:p>
          </table:table-cell>
          <table:table-cell office:value-type="float" office:value="3519530002714" calcext:value-type="float">
            <text:p>35195300027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EMINCE DE PORC THAI</text:p>
          </table:table-cell>
          <table:table-cell office:value-type="string" calcext:value-type="string">
            <text:p>KG</text:p>
          </table:table-cell>
          <table:table-cell office:value-type="float" office:value="12260746" calcext:value-type="float">
            <text:p>12260746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2.08</text:p>
          </table:table-cell>
          <table:table-cell office:value-type="float" office:value="3519530011884" calcext:value-type="float">
            <text:p>35195300118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EMINCE PORC AUX CHAMPIGNONS S/ATM (LS)</text:p>
          </table:table-cell>
          <table:table-cell office:value-type="string" calcext:value-type="string">
            <text:p>KG</text:p>
          </table:table-cell>
          <table:table-cell office:value-type="float" office:value="2260734" calcext:value-type="float">
            <text:p>2260734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2.08</text:p>
          </table:table-cell>
          <table:table-cell office:value-type="float" office:value="3519530011235" calcext:value-type="float">
            <text:p>3519530011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AUPIETTE DE PORC AU PRUNEAU X2</text:p>
          </table:table-cell>
          <table:table-cell office:value-type="string" calcext:value-type="string">
            <text:p>KG</text:p>
          </table:table-cell>
          <table:table-cell office:value-type="float" office:value="244749" calcext:value-type="float">
            <text:p>24474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5.52</text:p>
          </table:table-cell>
          <table:table-cell office:value-type="float" office:value="3519530009720" calcext:value-type="float">
            <text:p>35195300097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AUPIETTE DE PORC AU PRUNEAU X4</text:p>
          </table:table-cell>
          <table:table-cell office:value-type="string" calcext:value-type="string">
            <text:p>KG</text:p>
          </table:table-cell>
          <table:table-cell office:value-type="float" office:value="12211500" calcext:value-type="float">
            <text:p>1221150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4.80</text:p>
          </table:table-cell>
          <table:table-cell office:value-type="float" office:value="3519530009737" calcext:value-type="float">
            <text:p>35195300097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HIPOLATA A L INDIENNE X6</text:p>
          </table:table-cell>
          <table:table-cell office:value-type="string" calcext:value-type="string">
            <text:p>KG</text:p>
          </table:table-cell>
          <table:table-cell office:value-type="float" office:value="2496831" calcext:value-type="float">
            <text:p>249683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2.80</text:p>
          </table:table-cell>
          <table:table-cell office:value-type="float" office:value="3519530012065" calcext:value-type="float">
            <text:p>35195300120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HIPOLATA AU PIMENT D'ESPELETTE X6</text:p>
          </table:table-cell>
          <table:table-cell office:value-type="string" calcext:value-type="string">
            <text:p>KG</text:p>
          </table:table-cell>
          <table:table-cell office:value-type="float" office:value="2211548" calcext:value-type="float">
            <text:p>2211548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2.80</text:p>
          </table:table-cell>
          <table:table-cell office:value-type="float" office:value="3519530010597" calcext:value-type="float">
            <text:p>35195300105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HIPOLATA AU PIMENT D'ESPELETTE X12</text:p>
          </table:table-cell>
          <table:table-cell office:value-type="string" calcext:value-type="string">
            <text:p>KG</text:p>
          </table:table-cell>
          <table:table-cell office:value-type="float" office:value="2211549" calcext:value-type="float">
            <text:p>2211549</text:p>
          </table:table-cell>
          <table:table-cell office:value-type="string" calcext:value-type="string">
            <text:p>7.20</text:p>
          </table:table-cell>
          <table:table-cell table:number-columns-repeated="2" office:value-type="string" calcext:value-type="string">
            <text:p>10.80</text:p>
          </table:table-cell>
          <table:table-cell office:value-type="float" office:value="3519530010603" calcext:value-type="float">
            <text:p>35195300106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ticle Lib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ds Moyen</text:p>
          </table:table-cell>
          <table:table-cell/>
          <table:table-cell office:value-type="string" calcext:value-type="string">
            <text:p>EAN Prix</text:p>
          </table:table-cell>
          <table:table-cell office:value-type="string" calcext:value-type="string">
            <text:p>Prix Brut</text:p>
          </table:table-cell>
          <table:table-cell office:value-type="string" calcext:value-type="string">
            <text:p>PVC1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Ean13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OTE MEXICAINE X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95</text:p>
          </table:table-cell>
          <table:table-cell office:value-type="float" office:value="2204317" calcext:value-type="float">
            <text:p>2204317</text:p>
          </table:table-cell>
          <table:table-cell office:value-type="string" calcext:value-type="string">
            <text:p>6.7</text:p>
          </table:table-cell>
          <table:table-cell table:number-columns-repeated="2" office:value-type="string" calcext:value-type="string">
            <text:p>10.05</text:p>
          </table:table-cell>
          <table:table-cell office:value-type="float" office:value="3519530002622" calcext:value-type="float">
            <text:p>3519530002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OTE MEXICAINE X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380</text:p>
          </table:table-cell>
          <table:table-cell office:value-type="float" office:value="2261219" calcext:value-type="float">
            <text:p>226121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1.68</text:p>
          </table:table-cell>
          <table:table-cell office:value-type="float" office:value="3519530002615" calcext:value-type="float">
            <text:p>35195300026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TE PAYSANNE SARTHOISE X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380</text:p>
          </table:table-cell>
          <table:table-cell office:value-type="float" office:value="2261218" calcext:value-type="float">
            <text:p>226121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1.68</text:p>
          </table:table-cell>
          <table:table-cell table:style-name="ce7" office:value-type="float" office:value="3519530002639" calcext:value-type="float">
            <text:p>35195300026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AUCISSETTE A GRILLER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20</text:p>
          </table:table-cell>
          <table:table-cell office:value-type="float" office:value="2212378" calcext:value-type="float">
            <text:p>2212378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8.96</text:p>
          </table:table-cell>
          <table:table-cell office:value-type="float" office:value="3519530005098" calcext:value-type="float">
            <text:p>35195300050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ROCHETTE AGNEAU TRADITIONNELL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60</text:p>
          </table:table-cell>
          <table:table-cell office:value-type="float" office:value="2867560" calcext:value-type="float">
            <text:p>286756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23.52</text:p>
          </table:table-cell>
          <table:table-cell table:style-name="ce7" office:value-type="float" office:value="3519530005487" calcext:value-type="float">
            <text:p>35195300054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ROCHETTE BOEUF TRADITIONNELL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00</text:p>
          </table:table-cell>
          <table:table-cell office:value-type="float" office:value="244732" calcext:value-type="float">
            <text:p>244732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22.24</text:p>
          </table:table-cell>
          <table:table-cell office:value-type="float" office:value="3519530005333" calcext:value-type="float">
            <text:p>3519530005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BROCHETTE VOLAILLE ROMARIN CITRON X4 S/ATM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560</text:p>
          </table:table-cell>
          <table:table-cell office:value-type="float" office:value="2867210" calcext:value-type="float">
            <text:p>2867210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19.68</text:p>
          </table:table-cell>
          <table:table-cell office:value-type="float" office:value="3519530008525" calcext:value-type="float">
            <text:p>35195300085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ROCHÉTTES DE PORC MEXICAIN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55</text:p>
          </table:table-cell>
          <table:table-cell office:value-type="float" office:value="2291118" calcext:value-type="float">
            <text:p>2291118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3.04</text:p>
          </table:table-cell>
          <table:table-cell office:value-type="float" office:value="3519530004947" calcext:value-type="float">
            <text:p>35195300049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ROCHETTES DE PORC PAYSANN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55</text:p>
          </table:table-cell>
          <table:table-cell office:value-type="float" office:value="2291117" calcext:value-type="float">
            <text:p>2291117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3.04</text:p>
          </table:table-cell>
          <table:table-cell office:value-type="float" office:value="3519530004954" calcext:value-type="float">
            <text:p>35195300049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ROCHETTES DE PORC NATUR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55</text:p>
          </table:table-cell>
          <table:table-cell office:value-type="float" office:value="2291106" calcext:value-type="float">
            <text:p>2291106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2.48</text:p>
          </table:table-cell>
          <table:table-cell office:value-type="float" office:value="3519530004930" calcext:value-type="float">
            <text:p>35195300049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UO BROCHETTES MEXICAINES 4+4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910</text:p>
          </table:table-cell>
          <table:table-cell office:value-type="float" office:value="244722" calcext:value-type="float">
            <text:p>244722</text:p>
          </table:table-cell>
          <table:table-cell office:value-type="string" calcext:value-type="string">
            <text:p>7.80</text:p>
          </table:table-cell>
          <table:table-cell table:number-columns-repeated="2" office:value-type="string" calcext:value-type="string">
            <text:p>11.70</text:p>
          </table:table-cell>
          <table:table-cell office:value-type="float" office:value="3519530004978" calcext:value-type="float">
            <text:p>35195300049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EMINCE DE PORC THAI S/ATM (LS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00</text:p>
          </table:table-cell>
          <table:table-cell office:value-type="float" office:value="2260746" calcext:value-type="float">
            <text:p>2260746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2.08</text:p>
          </table:table-cell>
          <table:table-cell office:value-type="float" office:value="3519530011884" calcext:value-type="float">
            <text:p>35195300118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EMINCE PORC AUX CHAMPIGNONS S/ATM (LS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00</text:p>
          </table:table-cell>
          <table:table-cell office:value-type="float" office:value="2260734" calcext:value-type="float">
            <text:p>2260734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2.08</text:p>
          </table:table-cell>
          <table:table-cell office:value-type="float" office:value="3519530011235" calcext:value-type="float">
            <text:p>3519530011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EMINCE DE BOEUF A L'ECHALOTE (LS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400</text:p>
          </table:table-cell>
          <table:table-cell office:value-type="float" office:value="2260739" calcext:value-type="float">
            <text:p>2260739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1.60</text:p>
          </table:table-cell>
          <table:table-cell office:value-type="float" office:value="3519530011341" calcext:value-type="float">
            <text:p>3519530011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HIPOLATA A L'INDIENNE X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0.280</text:p>
          </table:table-cell>
          <table:table-cell office:value-type="float" office:value="2496830" calcext:value-type="float">
            <text:p>2496830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13.20</text:p>
          </table:table-cell>
          <table:table-cell office:value-type="float" office:value="3519530012072" calcext:value-type="float">
            <text:p>35195300120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ROCHETTE AGNEAU TRAD X1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2.160</text:p>
          </table:table-cell>
          <table:table-cell/>
          <table:table-cell office:value-type="string" calcext:value-type="string">
            <text:p>13.90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ROCHETTE BOEUF TRADITIONNEL X1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2.160</text:p>
          </table:table-cell>
          <table:table-cell/>
          <table:table-cell office:value-type="string" calcext:value-type="string">
            <text:p>13.30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ROCHETTES DE PORC NATURE X2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7.15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0" loext:min-decimal-places="0" number:min-integer-digits="1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8:49:51.059008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9:15:14.538597814</dc:date>
    <meta:editing-duration>PT30M27S</meta:editing-duration>
    <meta:editing-cycles>7</meta:editing-cycles>
    <meta:generator>LibreOffice/6.4.6.2$Linux_X86_64 LibreOffice_project/40$Build-2</meta:generator>
    <meta:document-statistic meta:table-count="2" meta:cell-count="613" meta:object-count="0"/>
  </office:meta>
</office:document-meta>
</file>